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nanda" svg:font-family="Ananda"/>
    <style:font-face style:name="Blacksword" svg:font-family="Blacksword"/>
    <style:font-face style:name="Tahoma1" svg:font-family="Tahoma"/>
    <style:font-face style:name="AR BONNIE" svg:font-family="'AR BONNIE'" style:font-pitch="variable"/>
    <style:font-face style:name="AR CARTER" svg:font-family="'AR CARTER'" style:font-pitch="variable"/>
    <style:font-face style:name="Ananda1" svg:font-family="Ananda" style:font-pitch="variable"/>
    <style:font-face style:name="Angilla Tattoo Personal Use " svg:font-family="'Angilla Tattoo Personal Use'" style:font-pitch="variable"/>
    <style:font-face style:name="Chinese Rocks Rg" svg:font-family="'Chinese Rocks Rg'" style:font-pitch="variable"/>
    <style:font-face style:name="Dillanda Caligraphy Script Demo" svg:font-family="'Dillanda Caligraphy Script Demo'" style:font-pitch="variable"/>
    <style:font-face style:name="Have a Banana" svg:font-family="'Have a Banana'" style:font-pitch="variable"/>
    <style:font-face style:name="Komika Axis" svg:font-family="'Komika Axis'" style:font-pitch="variable"/>
    <style:font-face style:name="Kroftsmann" svg:font-family="Kroftsmann" style:font-pitch="variable"/>
    <style:font-face style:name="Millenia Personal Use" svg:font-family="'Millenia Personal Use'" style:font-pitch="variable"/>
    <style:font-face style:name="Speciality of Rodrigues" svg:font-family="'Speciality of Rodrigues'" style:font-pitch="variable"/>
    <style:font-face style:name="Times New Roman" svg:font-family="'Times New Roman'" style:font-family-generic="roman" style:font-pitch="variable"/>
    <style:font-face style:name="Cracked Code" svg:font-family="'Cracked Code'" style:font-family-generic="script" style:font-pitch="variable"/>
    <style:font-face style:name="Gun School" svg:font-family="'Gun School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Komika Axis" fo:font-size="40pt" officeooo:rsid="00133a08" officeooo:paragraph-rsid="00133a08" style:font-size-asian="40pt" style:font-size-complex="40pt"/>
    </style:style>
    <style:style style:name="P2" style:family="paragraph" style:parent-style-name="Standard">
      <style:text-properties style:font-name="Ananda1" fo:font-size="50pt" officeooo:rsid="00133a08" officeooo:paragraph-rsid="0015b43b" style:font-size-asian="50pt" style:font-size-complex="50pt"/>
    </style:style>
    <style:style style:name="P3" style:family="paragraph" style:parent-style-name="Standard">
      <style:text-properties style:font-name="Blacksword" fo:font-size="50pt" officeooo:rsid="00133a08" officeooo:paragraph-rsid="00133cbf" style:font-size-asian="50pt" style:font-size-complex="50pt"/>
    </style:style>
    <style:style style:name="P4" style:family="paragraph" style:parent-style-name="Standard">
      <style:text-properties style:font-name="Millenia Personal Use" fo:font-size="25pt" officeooo:rsid="00133a08" officeooo:paragraph-rsid="001792bd" style:font-size-asian="25pt" style:font-size-complex="25pt"/>
    </style:style>
    <style:style style:name="P5" style:family="paragraph" style:parent-style-name="Standard">
      <style:text-properties style:font-name="Millenia Personal Use" fo:font-size="50pt" officeooo:rsid="00133a08" officeooo:paragraph-rsid="001496cc" style:font-size-asian="50pt" style:font-size-complex="50pt"/>
    </style:style>
    <style:style style:name="P6" style:family="paragraph" style:parent-style-name="Standard">
      <style:text-properties style:font-name="Speciality of Rodrigues" fo:font-size="70pt" officeooo:rsid="00133a08" officeooo:paragraph-rsid="0015b43b" style:font-size-asian="70pt" style:font-size-complex="70pt"/>
    </style:style>
    <style:style style:name="P7" style:family="paragraph" style:parent-style-name="Standard">
      <style:text-properties style:font-name="Angilla Tattoo Personal Use " fo:font-size="36pt" officeooo:rsid="00133a08" officeooo:paragraph-rsid="001792bd" style:font-size-asian="36pt" style:font-size-complex="36pt"/>
    </style:style>
    <style:style style:name="P8" style:family="paragraph" style:parent-style-name="Standard">
      <style:text-properties style:font-name="Angilla Tattoo Personal Use " fo:font-size="50pt" officeooo:rsid="00133a08" officeooo:paragraph-rsid="001792bd" style:font-size-asian="50pt" style:font-size-complex="50pt"/>
    </style:style>
    <style:style style:name="P9" style:family="paragraph" style:parent-style-name="Standard">
      <style:text-properties style:font-name="Angilla Tattoo Personal Use " fo:font-size="60pt" officeooo:rsid="00133a08" officeooo:paragraph-rsid="001792bd" style:font-size-asian="60pt" style:font-size-complex="60pt"/>
    </style:style>
    <style:style style:name="P10" style:family="paragraph" style:parent-style-name="Standard">
      <style:text-properties style:font-name="Kroftsmann" fo:font-size="36pt" officeooo:rsid="00133a08" officeooo:paragraph-rsid="0016bf75" style:font-size-asian="36pt" style:font-size-complex="36pt"/>
    </style:style>
    <style:style style:name="P11" style:family="paragraph" style:parent-style-name="Standard">
      <style:text-properties style:font-name="Kroftsmann" fo:font-size="60pt" officeooo:rsid="00133a08" officeooo:paragraph-rsid="0016bf75" style:font-size-asian="60pt" style:font-size-complex="60pt"/>
    </style:style>
    <style:style style:name="P12" style:family="paragraph" style:parent-style-name="Standard">
      <style:text-properties style:font-name="Gun School" fo:font-size="24pt" officeooo:rsid="00133a08" officeooo:paragraph-rsid="0016bf75" style:font-size-asian="24pt" style:font-size-complex="24pt"/>
    </style:style>
    <style:style style:name="P13" style:family="paragraph" style:parent-style-name="Standard">
      <style:text-properties style:font-name="Gun School" fo:font-size="40pt" officeooo:rsid="00133a08" officeooo:paragraph-rsid="0016bf75" style:font-size-asian="40pt" style:font-size-complex="40pt"/>
    </style:style>
    <style:style style:name="P14" style:family="paragraph" style:parent-style-name="Standard">
      <style:text-properties style:font-name="Cracked Code" fo:font-size="22pt" officeooo:rsid="00133a08" officeooo:paragraph-rsid="001792bd" style:font-size-asian="22pt" style:font-size-complex="22pt"/>
    </style:style>
    <style:style style:name="P15" style:family="paragraph" style:parent-style-name="Standard">
      <style:text-properties style:font-name="Cracked Code" fo:font-size="32pt" officeooo:rsid="00133a08" officeooo:paragraph-rsid="001792bd" style:font-size-asian="32pt" style:font-size-complex="32pt"/>
    </style:style>
    <style:style style:name="P16" style:family="paragraph" style:parent-style-name="Standard">
      <style:text-properties style:font-name="Chinese Rocks Rg" fo:font-size="44pt" fo:font-weight="bold" officeooo:rsid="00133a08" officeooo:paragraph-rsid="001792bd" style:font-size-asian="44pt" style:font-weight-asian="bold" style:font-size-complex="44pt" style:font-weight-complex="bold"/>
    </style:style>
    <style:style style:name="T1" style:family="text">
      <style:text-properties fo:language="bg" fo:country="BG" officeooo:rsid="0015b43b"/>
    </style:style>
    <style:style style:name="T2" style:family="text">
      <style:text-properties fo:language="bg" fo:country="BG" officeooo:rsid="001631d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5b43b"/>
    </style:style>
    <style:style style:name="T5" style:family="text">
      <style:text-properties fo:language="en" fo:country="US" officeooo:rsid="001631d5"/>
    </style:style>
    <style:style style:name="T6" style:family="text">
      <style:text-properties fo:language="en" fo:country="US" officeooo:rsid="0016bf75"/>
    </style:style>
    <style:style style:name="T7" style:family="text">
      <style:text-properties fo:language="en" fo:country="US" officeooo:rsid="001792bd"/>
    </style:style>
    <style:style style:name="T8" style:family="text">
      <style:text-properties style:font-name="AR BONNIE" fo:language="en" fo:country="US" officeooo:rsid="0015b43b"/>
    </style:style>
    <style:style style:name="T9" style:family="text">
      <style:text-properties style:font-name="F" fo:language="en" fo:country="US" officeooo:rsid="0015b43b"/>
    </style:style>
    <style:style style:name="T10" style:family="text">
      <style:text-properties style:font-name="F" fo:language="en" fo:country="US" officeooo:rsid="001631d5"/>
    </style:style>
    <style:style style:name="T11" style:family="text">
      <style:text-properties style:font-name="F" fo:language="en" fo:country="US" officeooo:rsid="001792bd"/>
    </style:style>
    <style:style style:name="T12" style:family="text">
      <style:text-properties fo:font-size="40pt" fo:language="en" fo:country="US" officeooo:rsid="0015b43b" style:font-size-asian="40pt" style:font-size-complex="40pt"/>
    </style:style>
    <style:style style:name="T13" style:family="text">
      <style:text-properties style:font-name="Have a Banana"/>
    </style:style>
    <style:style style:name="T14" style:family="text">
      <style:text-properties style:font-name="Have a Banana" fo:font-size="32pt" fo:language="en" fo:country="US" officeooo:rsid="001792bd" style:font-size-asian="32pt" style:font-size-complex="32pt"/>
    </style:style>
    <style:style style:name="T15" style:family="text">
      <style:text-properties style:font-name="Have a Banana" fo:font-size="32pt" fo:language="bg" fo:country="BG" officeooo:rsid="001631d5" style:font-size-asian="32pt" style:font-size-complex="32pt"/>
    </style:style>
    <style:style style:name="T16" style:family="text">
      <style:text-properties style:font-name="Have a Banana" fo:font-size="32pt" style:font-size-asian="32pt" style:font-size-complex="32pt"/>
    </style:style>
    <style:style style:name="T17" style:family="text">
      <style:text-properties style:font-name="Have a Banana" fo:language="en" fo:country="US" officeooo:rsid="001792bd"/>
    </style:style>
    <style:style style:name="T18" style:family="text">
      <style:text-properties style:font-name="Have a Banana" fo:language="bg" fo:country="BG" officeooo:rsid="001631d5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font-size="60pt" fo:language="en" fo:country="US" officeooo:rsid="001792bd" style:font-size-asian="60pt" style:font-size-complex="60pt"/>
    </style:style>
    <style:style style:name="T21" style:family="text">
      <style:text-properties fo:font-size="60pt" fo:language="en" fo:country="US" officeooo:rsid="001631d5" style:font-size-asian="60pt" style:font-size-complex="60pt"/>
    </style:style>
    <style:style style:name="T22" style:family="text">
      <style:text-properties fo:font-size="70pt" style:font-size-asian="70pt" style:font-size-complex="70pt"/>
    </style:style>
    <style:style style:name="T23" style:family="text">
      <style:text-properties fo:font-size="70pt" fo:language="en" fo:country="US" officeooo:rsid="001792bd" style:font-size-asian="70pt" style:font-size-complex="70pt"/>
    </style:style>
    <style:style style:name="T24" style:family="text">
      <style:text-properties fo:font-size="70pt" fo:language="en" fo:country="US" officeooo:rsid="001631d5" style:font-size-asian="70pt" style:font-size-complex="7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Scrap Customs</text:p>
      <text:p text:style-name="P2"><text:span text:style-name="T9">2</text:span><text:span text:style-name="T8">. </text:span>Scrap Customs</text:p>
      <text:p text:style-name="P5"><text:span text:style-name="T9">3. </text:span>Scrap Customs</text:p>
      <text:p text:style-name="P3"><text:span text:style-name="T4">4. </text:span>Scrap Customs</text:p>
      <text:p text:style-name="P6"><text:span text:style-name="T4">5.</text:span>Scrap Customs</text:p>
      <text:p text:style-name="P9"><text:span text:style-name="T11">6</text:span><text:span text:style-name="T5">. </text:span><text:span text:style-name="T2">Scrap Customs</text:span></text:p>
      <text:p text:style-name="P7"><text:span text:style-name="T2"/></text:p>
      <text:p text:style-name="P7"><text:span text:style-name="T2"/></text:p>
      <text:p text:style-name="P8"><text:soft-page-break/><text:span text:style-name="T17">7</text:span><text:span text:style-name="T18">. </text:span><text:span text:style-name="T13">Scrap Customs</text:span></text:p>
      <text:p text:style-name="P10"><text:span text:style-name="T6"/></text:p>
      <text:p text:style-name="P11"><text:span text:style-name="T6">8</text:span><text:span text:style-name="T5">. </text:span>Scrap Customs</text:p>
      <text:p text:style-name="P10"/>
      <text:p text:style-name="P13"><text:span text:style-name="T6">9</text:span><text:span text:style-name="T5">. </text:span>S<text:span text:style-name="T6">CRAP</text:span> C<text:span text:style-name="T6">USTOMS</text:span></text:p>
      <text:p text:style-name="P12"><text:span text:style-name="T6"/></text:p>
      <text:p text:style-name="P15"><text:span text:style-name="T7">10</text:span><text:span text:style-name="T5">. </text:span>S<text:span text:style-name="T7">CRAP </text:span>C<text:span text:style-name="T7">USTOMS</text:span></text:p>
      <text:p text:style-name="P14"><text:span text:style-name="T7"/></text:p>
      <text:p text:style-name="P16"><text:span text:style-name="T23">11.</text:span><text:span text:style-name="T24"> </text:span><text:span text:style-name="T22">Scrap Custom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nanda" svg:font-family="Ananda"/>
    <style:font-face style:name="Blacksword" svg:font-family="Blacksword"/>
    <style:font-face style:name="Tahoma1" svg:font-family="Tahoma"/>
    <style:font-face style:name="AR BONNIE" svg:font-family="'AR BONNIE'" style:font-pitch="variable"/>
    <style:font-face style:name="AR CARTER" svg:font-family="'AR CARTER'" style:font-pitch="variable"/>
    <style:font-face style:name="Ananda1" svg:font-family="Ananda" style:font-pitch="variable"/>
    <style:font-face style:name="Angilla Tattoo Personal Use " svg:font-family="'Angilla Tattoo Personal Use'" style:font-pitch="variable"/>
    <style:font-face style:name="Chinese Rocks Rg" svg:font-family="'Chinese Rocks Rg'" style:font-pitch="variable"/>
    <style:font-face style:name="Dillanda Caligraphy Script Demo" svg:font-family="'Dillanda Caligraphy Script Demo'" style:font-pitch="variable"/>
    <style:font-face style:name="Have a Banana" svg:font-family="'Have a Banana'" style:font-pitch="variable"/>
    <style:font-face style:name="Komika Axis" svg:font-family="'Komika Axis'" style:font-pitch="variable"/>
    <style:font-face style:name="Kroftsmann" svg:font-family="Kroftsmann" style:font-pitch="variable"/>
    <style:font-face style:name="Millenia Personal Use" svg:font-family="'Millenia Personal Use'" style:font-pitch="variable"/>
    <style:font-face style:name="Speciality of Rodrigues" svg:font-family="'Speciality of Rodrigues'" style:font-pitch="variable"/>
    <style:font-face style:name="Times New Roman" svg:font-family="'Times New Roman'" style:font-family-generic="roman" style:font-pitch="variable"/>
    <style:font-face style:name="Cracked Code" svg:font-family="'Cracked Code'" style:font-family-generic="script" style:font-pitch="variable"/>
    <style:font-face style:name="Gun School" svg:font-family="'Gun School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4S</meta:editing-duration>
    <meta:editing-cycles>9</meta:editing-cycles>
    <meta:generator>LibreOffice/5.1.4.2$Windows_x86 LibreOffice_project/f99d75f39f1c57ebdd7ffc5f42867c12031db97a</meta:generator>
    <dc:date>2018-05-28T13:02:28.980000000</dc:date>
    <meta:document-statistic meta:table-count="0" meta:image-count="0" meta:object-count="0" meta:page-count="2" meta:paragraph-count="11" meta:word-count="32" meta:character-count="177" meta:non-whitespace-character-count="156"/>
    <meta:user-defined meta:name="Info 1"/>
    <meta:user-defined meta:name="Info 2"/>
    <meta:user-defined meta:name="Info 3"/>
    <meta:user-defined meta:name="Info 4"/>
  </office:meta>
</office:document-meta>
</file>